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3.647cm" svg:y="0.1cm">
            <draw:object draw:notify-on-update-of-ranges="Hoja1.A1:Hoja1.A1 Hoja1.A2:Hoja1.A8 Hoja1.B1:Hoja1.B1 Hoja1.B2:Hoja1.B8 Hoja1.C1:Hoja1.C1 Hoja1.C2:Hoja1.C8 Hoja1.D1:Hoja1.D1 Hoja1.D2:Hoja1.D8 Hoja1.E1:Hoja1.E1 Hoja1.E2:Hoja1.E8 Hoja1.F1:Hoja1.F1 Hoja1.F2:Hoja1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asm</text:p>
          </table:table-cell>
        </table:table-row>
        <table:table-row table:style-name="ro2">
          <table:table-cell office:value-type="string">
            <text:p>200x200</text:p>
          </table:table-cell>
          <table:table-cell office:value-type="float" office:value="2764889">
            <text:p>2764889</text:p>
          </table:table-cell>
          <table:table-cell office:value-type="float" office:value="527390">
            <text:p>527390</text:p>
          </table:table-cell>
          <table:table-cell office:value-type="float" office:value="535989">
            <text:p>535989</text:p>
          </table:table-cell>
          <table:table-cell office:value-type="float" office:value="306775">
            <text:p>306775</text:p>
          </table:table-cell>
          <table:table-cell office:value-type="float" office:value="327764">
            <text:p>327764</text:p>
          </table:table-cell>
        </table:table-row>
        <table:table-row table:style-name="ro2">
          <table:table-cell office:value-type="string">
            <text:p>400x400</text:p>
          </table:table-cell>
          <table:table-cell office:value-type="float" office:value="10113148">
            <text:p>10113148</text:p>
          </table:table-cell>
          <table:table-cell office:value-type="float" office:value="1728549">
            <text:p>1728549</text:p>
          </table:table-cell>
          <table:table-cell office:value-type="float" office:value="1833756">
            <text:p>1833756</text:p>
          </table:table-cell>
          <table:table-cell office:value-type="float" office:value="1012518">
            <text:p>1012518</text:p>
          </table:table-cell>
          <table:table-cell office:value-type="float" office:value="1079558">
            <text:p>1079558</text:p>
          </table:table-cell>
        </table:table-row>
        <table:table-row table:style-name="ro2">
          <table:table-cell office:value-type="string">
            <text:p>600x600</text:p>
          </table:table-cell>
          <table:table-cell office:value-type="float" office:value="21363675">
            <text:p>21363675</text:p>
          </table:table-cell>
          <table:table-cell office:value-type="float" office:value="3874989">
            <text:p>3874989</text:p>
          </table:table-cell>
          <table:table-cell office:value-type="float" office:value="3837229">
            <text:p>3837229</text:p>
          </table:table-cell>
          <table:table-cell office:value-type="float" office:value="2047039">
            <text:p>2047039</text:p>
          </table:table-cell>
          <table:table-cell office:value-type="float" office:value="2212619">
            <text:p>2212619</text:p>
          </table:table-cell>
        </table:table-row>
        <table:table-row table:style-name="ro2">
          <table:table-cell office:value-type="string">
            <text:p>800x800</text:p>
          </table:table-cell>
          <table:table-cell office:value-type="float" office:value="37283377">
            <text:p>37283377</text:p>
          </table:table-cell>
          <table:table-cell office:value-type="float" office:value="6460623">
            <text:p>6460623</text:p>
          </table:table-cell>
          <table:table-cell office:value-type="float" office:value="6397630">
            <text:p>6397630</text:p>
          </table:table-cell>
          <table:table-cell office:value-type="float" office:value="3348215">
            <text:p>3348215</text:p>
          </table:table-cell>
          <table:table-cell office:value-type="float" office:value="3695146">
            <text:p>3695146</text:p>
          </table:table-cell>
        </table:table-row>
        <table:table-row table:style-name="ro2">
          <table:table-cell office:value-type="string">
            <text:p>1000x1000</text:p>
          </table:table-cell>
          <table:table-cell office:value-type="float" office:value="57853210">
            <text:p>57853210</text:p>
          </table:table-cell>
          <table:table-cell office:value-type="float" office:value="9676018">
            <text:p>9676018</text:p>
          </table:table-cell>
          <table:table-cell office:value-type="float" office:value="9755479">
            <text:p>9755479</text:p>
          </table:table-cell>
          <table:table-cell office:value-type="float" office:value="5081901">
            <text:p>5081901</text:p>
          </table:table-cell>
          <table:table-cell office:value-type="float" office:value="5444086">
            <text:p>5444086</text:p>
          </table:table-cell>
        </table:table-row>
        <table:table-row table:style-name="ro2">
          <table:table-cell office:value-type="string">
            <text:p>1200x1200</text:p>
          </table:table-cell>
          <table:table-cell office:value-type="float" office:value="89309913">
            <text:p>89309913</text:p>
          </table:table-cell>
          <table:table-cell office:value-type="float" office:value="21029744">
            <text:p>21029744</text:p>
          </table:table-cell>
          <table:table-cell office:value-type="float" office:value="21239865">
            <text:p>21239865</text:p>
          </table:table-cell>
          <table:table-cell office:value-type="float" office:value="11255414">
            <text:p>11255414</text:p>
          </table:table-cell>
          <table:table-cell office:value-type="float" office:value="11581731">
            <text:p>11581731</text:p>
          </table:table-cell>
        </table:table-row>
        <table:table-row table:style-name="ro1">
          <table:table-cell/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asm</text:p>
          </table:table-cell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57:06</meta:creation-date>
    <dc:date>2014-09-30T01:47:23</dc:date>
    <meta:editing-duration>PT19M16S</meta:editing-duration>
    <meta:editing-cycles>2</meta:editing-cycles>
    <meta:generator>LibreOffice/3.5$Linux_X86_64 LibreOffice_project/350m1$Build-2</meta:generator>
    <meta:document-statistic meta:table-count="3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4cm" svg:y="0.316cm" chart:style-name="ch2">
          <text:p>Filtro cropFlip</text:p>
        </chart:title>
        <chart:subtitle svg:x="7.506cm" svg:y="1.275cm" chart:style-name="ch3">
          <text:p>Lena</text:p>
        </chart:subtitle>
        <chart:legend chart:legend-position="end" svg:x="14.584cm" svg:y="3.205cm" style:legend-expansion="high" chart:style-name="ch4"/>
        <chart:plot-area chart:style-name="ch5" table:cell-range-address="Hoja1.A1:Hoja1.F8" chart:data-source-has-labels="both" svg:x="1.331cm" svg:y="2.318cm" svg:width="12.613cm" svg:height="5.521cm">
          <chartooo:coordinate-region svg:x="3.249cm" svg:y="2.518cm" svg:width="10.695cm" svg:height="4.276cm"/>
          <chart:axis chart:dimension="x" chart:name="primary-x" chart:style-name="ch6" chartooo:axis-type="auto">
            <chartooo:date-scale/>
            <chart:title svg:x="4.378cm" svg:y="8.019cm" chart:style-name="ch7">
              <text:p>Tamaño de la imagen(Pixels Ancho x Altura)</text:p>
            </chart:title>
            <chart:categories table:cell-range-address="Hoja1.A2:Hoja1.A8"/>
          </chart:axis>
          <chart:axis chart:dimension="y" chart:name="primary-y" chart:style-name="ch8">
            <chart:title svg:x="0.451cm" svg:y="7.49cm" chart:style-name="ch9">
              <text:p>Tiempo de procesamiento(Ticks)</text:p>
            </chart:title>
            <chart:grid chart:style-name="ch10" chart:class="major"/>
          </chart:axis>
          <chart:series chart:style-name="ch11" chart:values-cell-range-address="Hoja1.B2:Hoja1.B8" chart:label-cell-address="Hoja1.B1:Hoja1.B1" chart:class="chart:bar">
            <chart:data-point chart:repeated="7"/>
          </chart:series>
          <chart:series chart:style-name="ch12" chart:values-cell-range-address="Hoja1.C2:Hoja1.C8" chart:label-cell-address="Hoja1.C1:Hoja1.C1" chart:class="chart:bar">
            <chart:data-point chart:repeated="7"/>
          </chart:series>
          <chart:series chart:style-name="ch13" chart:values-cell-range-address="Hoja1.D2:Hoja1.D8" chart:label-cell-address="Hoja1.D1:Hoja1.D1" chart:class="chart:bar">
            <chart:data-point chart:repeated="7"/>
          </chart:series>
          <chart:series chart:style-name="ch14" chart:values-cell-range-address="Hoja1.E2:Hoja1.E8" chart:label-cell-address="Hoja1.E1:Hoja1.E1" chart:class="chart:bar">
            <chart:data-point chart:repeated="7"/>
          </chart:series>
          <chart:series chart:style-name="ch15" chart:values-cell-range-address="Hoja1.F2:Hoja1.F8" chart:label-cell-address="Hoja1.F1:Hoja1.F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1:Hoja1.B1</svg:desc>
                </draw:g>
              </table:table-cell>
              <table:table-cell office:value-type="string">
                <text:p>O1</text:p>
                <draw:g>
                  <svg:desc>Hoja1.C1:Hoja1.C1</svg:desc>
                </draw:g>
              </table:table-cell>
              <table:table-cell office:value-type="string">
                <text:p>O2</text:p>
                <draw:g>
                  <svg:desc>Hoja1.D1:Hoja1.D1</svg:desc>
                </draw:g>
              </table:table-cell>
              <table:table-cell office:value-type="string">
                <text:p>O3</text:p>
                <draw:g>
                  <svg:desc>Hoja1.E1:Hoja1.E1</svg:desc>
                </draw:g>
              </table:table-cell>
              <table:table-cell office:value-type="string">
                <text:p>asm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x200</text:p>
                <draw:g>
                  <svg:desc>Hoja1.A2:Hoja1.A8</svg:desc>
                </draw:g>
              </table:table-cell>
              <table:table-cell office:value-type="float" office:value="2764889">
                <text:p>2764889</text:p>
                <draw:g>
                  <svg:desc>Hoja1.B2:Hoja1.B8</svg:desc>
                </draw:g>
              </table:table-cell>
              <table:table-cell office:value-type="float" office:value="527390">
                <text:p>527390</text:p>
                <draw:g>
                  <svg:desc>Hoja1.C2:Hoja1.C8</svg:desc>
                </draw:g>
              </table:table-cell>
              <table:table-cell office:value-type="float" office:value="535989">
                <text:p>535989</text:p>
                <draw:g>
                  <svg:desc>Hoja1.D2:Hoja1.D8</svg:desc>
                </draw:g>
              </table:table-cell>
              <table:table-cell office:value-type="float" office:value="306775">
                <text:p>306775</text:p>
                <draw:g>
                  <svg:desc>Hoja1.E2:Hoja1.E8</svg:desc>
                </draw:g>
              </table:table-cell>
              <table:table-cell office:value-type="float" office:value="327764">
                <text:p>327764</text:p>
                <draw:g>
                  <svg:desc>Hoja1.F2:Hoja1.F8</svg:desc>
                </draw:g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10113148">
                <text:p>10113148</text:p>
              </table:table-cell>
              <table:table-cell office:value-type="float" office:value="1728549">
                <text:p>1728549</text:p>
              </table:table-cell>
              <table:table-cell office:value-type="float" office:value="1833756">
                <text:p>1833756</text:p>
              </table:table-cell>
              <table:table-cell office:value-type="float" office:value="1012518">
                <text:p>1012518</text:p>
              </table:table-cell>
              <table:table-cell office:value-type="float" office:value="1079558">
                <text:p>1079558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21363675">
                <text:p>21363675</text:p>
              </table:table-cell>
              <table:table-cell office:value-type="float" office:value="3874989">
                <text:p>3874989</text:p>
              </table:table-cell>
              <table:table-cell office:value-type="float" office:value="3837229">
                <text:p>3837229</text:p>
              </table:table-cell>
              <table:table-cell office:value-type="float" office:value="2047039">
                <text:p>2047039</text:p>
              </table:table-cell>
              <table:table-cell office:value-type="float" office:value="2212619">
                <text:p>2212619</text:p>
              </table:table-cell>
            </table:table-row>
            <table:table-row>
              <table:table-cell office:value-type="string">
                <text:p>800x800</text:p>
              </table:table-cell>
              <table:table-cell office:value-type="float" office:value="37283377">
                <text:p>37283377</text:p>
              </table:table-cell>
              <table:table-cell office:value-type="float" office:value="6460623">
                <text:p>6460623</text:p>
              </table:table-cell>
              <table:table-cell office:value-type="float" office:value="6397630">
                <text:p>6397630</text:p>
              </table:table-cell>
              <table:table-cell office:value-type="float" office:value="3348215">
                <text:p>3348215</text:p>
              </table:table-cell>
              <table:table-cell office:value-type="float" office:value="3695146">
                <text:p>3695146</text:p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57853210">
                <text:p>57853210</text:p>
              </table:table-cell>
              <table:table-cell office:value-type="float" office:value="9676018">
                <text:p>9676018</text:p>
              </table:table-cell>
              <table:table-cell office:value-type="float" office:value="9755479">
                <text:p>9755479</text:p>
              </table:table-cell>
              <table:table-cell office:value-type="float" office:value="5081901">
                <text:p>5081901</text:p>
              </table:table-cell>
              <table:table-cell office:value-type="float" office:value="5444086">
                <text:p>5444086</text:p>
              </table:table-cell>
            </table:table-row>
            <table:table-row>
              <table:table-cell office:value-type="string">
                <text:p>1200x1200</text:p>
              </table:table-cell>
              <table:table-cell office:value-type="float" office:value="89309913">
                <text:p>89309913</text:p>
              </table:table-cell>
              <table:table-cell office:value-type="float" office:value="21029744">
                <text:p>21029744</text:p>
              </table:table-cell>
              <table:table-cell office:value-type="float" office:value="21239865">
                <text:p>21239865</text:p>
              </table:table-cell>
              <table:table-cell office:value-type="float" office:value="11255414">
                <text:p>11255414</text:p>
              </table:table-cell>
              <table:table-cell office:value-type="float" office:value="11581731">
                <text:p>1158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